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c08d3" officeooo:paragraph-rsid="001c08d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c08d3" officeooo:paragraph-rsid="001c08d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c08d3" officeooo:paragraph-rsid="001c08d3" style:font-weight-asian="normal" style:font-weight-complex="normal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normal" officeooo:rsid="001c08d3" officeooo:paragraph-rsid="001c08d3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c08d3" officeooo:paragraph-rsid="001c08d3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c08d3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c08d3"/>
    </style:style>
    <style:style style:name="P8" style:family="paragraph" style:parent-style-name="Standard">
      <style:paragraph-properties fo:text-align="justify" style:justify-single-word="false"/>
      <style:text-properties officeooo:paragraph-rsid="001c08d3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c08d3" officeooo:paragraph-rsid="001c08d3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normal" officeooo:rsid="001c08d3" officeooo:paragraph-rsid="001c08d3" style:font-weight-asian="normal" style:font-weight-complex="normal"/>
    </style:style>
    <style:style style:name="T1" style:family="text">
      <style:text-properties officeooo:rsid="001c08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08d3" style:font-weight-asian="bold" style:font-weight-complex="bold"/>
    </style:style>
    <style:style style:name="T4" style:family="text">
      <style:text-properties fo:font-weight="normal" officeooo:rsid="001c08d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de exercícios de lógica</text:p>
      <text:p text:style-name="P2"/>
      <text:p text:style-name="P3">Resolva com a linguagem de programação que desejar</text:p>
      <text:p text:style-name="P3"/>
      <text:p text:style-name="P6"><text:span text:style-name="T3">-1)</text:span><text:span text:style-name="T4"> Faça um algoritmo que conte de 1 a 100 e a cada múltiplo de 10 emita uma mensagem: “Múltiplo de 10”.</text:span></text:p>
      <text:p text:style-name="P6"/>
      <text:p text:style-name="P6"><text:span text:style-name="T3">0) </text:span>Desenvolver um algoritmo que efetue a soma de todos os números ímpares que são múltiplos de três e que se encontram no conjunto dos números de 1 até 500.</text:p>
      <text:p text:style-name="P3"/>
      <text:p text:style-name="P3"><text:span text:style-name="T2">1)</text:span> Escreva um algoritmo que receba 7 valores numéricos e retorne na tela a mensagem:</text:p>
      <text:p text:style-name="P3"><text:tab/>“Entre os 7 valores, X são números negativos!”.</text:p>
      <text:p text:style-name="P3"/>
      <text:p text:style-name="P3"><text:span text:style-name="T2">2)</text:span> A prefeitura de uma cidade fez uma pesquisa entre seus habitantes, coletando dados sobre o salário e número de filhos. A prefeitura deseja saber: <text:s/></text:p>
      <text:p text:style-name="P3"/>
      <text:p text:style-name="P4"><text:span text:style-name="T2">a) </text:span>média do salário da população;</text:p>
      <text:p text:style-name="P4"><text:span text:style-name="T2">b) </text:span>média do número de filhos;</text:p>
      <text:p text:style-name="P4"><text:span text:style-name="T2">c) </text:span>maior salário;</text:p>
      <text:p text:style-name="P4"><text:span text:style-name="T2">d) </text:span>percentual de pessoas com salário até R$1000,00.</text:p>
      <text:p text:style-name="P5"/>
      <text:p text:style-name="P5">Faça um software que permita a coleta desses dados e ao final, imprima na tela as informações desejadas.</text:p>
      <text:p text:style-name="P5"/>
      <text:p text:style-name="P5"><text:span text:style-name="T2">3)</text:span> Escreva um algoritmo que leia n valores numéricos (quantos o usuário quiser digitar) e encontre o maior, o menor deles e a média aritmética. Mostre o resultado.</text:p>
      <text:p text:style-name="P5"/>
      <text:p text:style-name="P7"><text:span text:style-name="T3">4)</text:span><text:span text:style-name="T4"> </text:span>Desenvolver um algoritmo que leia a altura de 15 pessoas. Este programa deverá calcular e mostrar :</text:p>
      <text:p text:style-name="P7"><text:tab/><text:span text:style-name="T3">a) </text:span>A menor altura do grupo;</text:p>
      <text:p text:style-name="P7"><text:tab/><text:span text:style-name="T3">b)</text:span><text:span text:style-name="T1"> </text:span>A maior altura do grupo; </text:p>
      <text:p text:style-name="P7"/>
      <text:p text:style-name="P7"><text:span text:style-name="T3">5)</text:span><text:span text:style-name="T1"> </text:span>Escrever um algoritmo que gera e escreve os números ímpares entre 100 e 200.</text:p>
      <text:p text:style-name="P7"/>
      <text:p text:style-name="P1"><text:span text:style-name="T2">6)</text:span> Faça um programa<text:tab/>que mostre a tabuada de qualquer número escolhido pelo usuário (considerar tabuada do número 1 ao 10).</text:p>
      <text:p text:style-name="P1"/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6:47:12.213529302</meta:creation-date>
    <dc:date>2025-04-22T17:04:26.116960972</dc:date>
    <meta:editing-duration>PT17M14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19" meta:word-count="248" meta:character-count="1379" meta:non-whitespace-character-count="1142"/>
  </office:meta>
</office:document-meta>
</file>